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23.94mm"/>
    </style:style>
    <style:style style:name="co3" style:family="table-column">
      <style:table-column-properties fo:break-before="auto" style:column-width="46.99mm"/>
    </style:style>
    <style:style style:name="co4" style:family="table-column">
      <style:table-column-properties fo:break-before="auto" style:column-width="15.7mm"/>
    </style:style>
    <style:style style:name="co5" style:family="table-column">
      <style:table-column-properties fo:break-before="auto" style:column-width="17.6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1_20211002" table:style-name="ta1">
        <table:shapes>
          <draw:frame draw:z-index="0" draw:style-name="gr1" draw:text-style-name="P1" svg:width="159.95mm" svg:height="90.04mm" svg:x="257.95mm" svg:y="30.28mm">
            <draw:object draw:notify-on-update-of-ranges="te1_20211002.C20:te1_20211002.J20 te1_20211002.C21:te1_20211002.C21 te1_20211002.C21:te1_20211002.J21 te1_20211002.C22:te1_20211002.C22 te1_20211002.C22:te1_20211002.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5.88mm" svg:y="1mm">
            <draw:object draw:notify-on-update-of-ranges="te1_20211002.C1:te1_20211002.J1 te1_20211002.C2:te1_20211002.C2 te1_20211002.C2:te1_20211002.J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5.88mm" svg:y="109.37mm">
            <draw:object draw:notify-on-update-of-ranges="te1_20211002.C25:te1_20211002.J25 te1_20211002.C26:te1_20211002.C26 te1_20211002.C26:te1_20211002.J26 te1_20211002.C27:te1_20211002.C27 te1_20211002.C27:te1_20211002.J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5.88mm" svg:y="112.21mm">
            <draw:object draw:notify-on-update-of-ranges="te1_20211002.C31:te1_20211002.J31 te1_20211002.C32:te1_20211002.C32 te1_20211002.C32:te1_20211002.J32 te1_20211002.C33:te1_20211002.C33 te1_20211002.C33:te1_20211002.J33 te1_20211002.C34:te1_20211002.C34 te1_20211002.C34:te1_20211002.J34 te1_20211002.C35:te1_20211002.C35 te1_20211002.C35:te1_20211002.J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fixedkey + Perkeyword</text:p>
          </table:table-cell>
          <table:table-cell office:value-type="float" office:value="2338.59" calcext:value-type="float">
            <text:p>2338.59</text:p>
          </table:table-cell>
          <table:table-cell office:value-type="float" office:value="2704.17" calcext:value-type="float">
            <text:p>2704.17</text:p>
          </table:table-cell>
          <table:table-cell office:value-type="float" office:value="3382.01" calcext:value-type="float">
            <text:p>3382.01</text:p>
          </table:table-cell>
          <table:table-cell office:value-type="float" office:value="4236.06" calcext:value-type="float">
            <text:p>4236.06</text:p>
          </table:table-cell>
          <table:table-cell office:value-type="float" office:value="6312.51" calcext:value-type="float">
            <text:p>6312.51</text:p>
          </table:table-cell>
          <table:table-cell office:value-type="float" office:value="10815.98" calcext:value-type="float">
            <text:p>10815.98</text:p>
          </table:table-cell>
          <table:table-cell office:value-type="float" office:value="22585.6" calcext:value-type="float">
            <text:p>22585.6</text:p>
          </table:table-cell>
          <table:table-cell office:value-type="float" office:value="40193.25" calcext:value-type="float">
            <text:p>40193.25</text:p>
          </table:table-cell>
          <table:table-cell office:value-type="float" office:value="60036.86" calcext:value-type="float">
            <text:p>60036.8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fixedkey + Cluster (2)</text:p>
          </table:table-cell>
          <table:table-cell office:value-type="float" office:value="2189.55" calcext:value-type="float">
            <text:p>2189.55</text:p>
          </table:table-cell>
          <table:table-cell office:value-type="float" office:value="2194.07" calcext:value-type="float">
            <text:p>2194.07</text:p>
          </table:table-cell>
          <table:table-cell office:value-type="float" office:value="1739.47" calcext:value-type="float">
            <text:p>1739.47</text:p>
          </table:table-cell>
          <table:table-cell office:value-type="float" office:value="2032.48" calcext:value-type="float">
            <text:p>2032.48</text:p>
          </table:table-cell>
          <table:table-cell office:value-type="float" office:value="1731.24" calcext:value-type="float">
            <text:p>1731.24</text:p>
          </table:table-cell>
          <table:table-cell office:value-type="float" office:value="1982.37" calcext:value-type="float">
            <text:p>1982.37</text:p>
          </table:table-cell>
          <table:table-cell office:value-type="float" office:value="1858.55" calcext:value-type="float">
            <text:p>1858.55</text:p>
          </table:table-cell>
          <table:table-cell office:value-type="float" office:value="1881.68" calcext:value-type="float">
            <text:p>1881.68</text:p>
          </table:table-cell>
          <table:table-cell office:value-type="float" office:value="1575.89" calcext:value-type="float">
            <text:p>1575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fixedkey + Cluster (4)</text:p>
          </table:table-cell>
          <table:table-cell office:value-type="float" office:value="1985.62" calcext:value-type="float">
            <text:p>1985.62</text:p>
          </table:table-cell>
          <table:table-cell office:value-type="float" office:value="1945.15" calcext:value-type="float">
            <text:p>1945.15</text:p>
          </table:table-cell>
          <table:table-cell office:value-type="float" office:value="1502.98" calcext:value-type="float">
            <text:p>1502.98</text:p>
          </table:table-cell>
          <table:table-cell office:value-type="float" office:value="2098.32" calcext:value-type="float">
            <text:p>2098.32</text:p>
          </table:table-cell>
          <table:table-cell office:value-type="float" office:value="1927.04" calcext:value-type="float">
            <text:p>1927.04</text:p>
          </table:table-cell>
          <table:table-cell office:value-type="float" office:value="1703.82" calcext:value-type="float">
            <text:p>1703.82</text:p>
          </table:table-cell>
          <table:table-cell office:value-type="float" office:value="1831.88" calcext:value-type="float">
            <text:p>1831.88</text:p>
          </table:table-cell>
          <table:table-cell office:value-type="float" office:value="1973.3" calcext:value-type="float">
            <text:p>1973.3</text:p>
          </table:table-cell>
          <table:table-cell office:value-type="float" office:value="1622.73" calcext:value-type="float">
            <text:p>1622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fixedkey + Cluster (6)</text:p>
          </table:table-cell>
          <table:table-cell office:value-type="float" office:value="2109.19" calcext:value-type="float">
            <text:p>2109.19</text:p>
          </table:table-cell>
          <table:table-cell office:value-type="float" office:value="1697.05" calcext:value-type="float">
            <text:p>1697.05</text:p>
          </table:table-cell>
          <table:table-cell office:value-type="float" office:value="1733.51" calcext:value-type="float">
            <text:p>1733.51</text:p>
          </table:table-cell>
          <table:table-cell office:value-type="float" office:value="2001.91" calcext:value-type="float">
            <text:p>2001.91</text:p>
          </table:table-cell>
          <table:table-cell office:value-type="float" office:value="1924.71" calcext:value-type="float">
            <text:p>1924.71</text:p>
          </table:table-cell>
          <table:table-cell office:value-type="float" office:value="1975.31" calcext:value-type="float">
            <text:p>1975.31</text:p>
          </table:table-cell>
          <table:table-cell office:value-type="float" office:value="1932.02" calcext:value-type="float">
            <text:p>1932.02</text:p>
          </table:table-cell>
          <table:table-cell office:value-type="float" office:value="1804.59" calcext:value-type="float">
            <text:p>1804.59</text:p>
          </table:table-cell>
          <table:table-cell office:value-type="float" office:value="1641.67" calcext:value-type="float">
            <text:p>1641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</text:p>
          </table:table-cell>
          <table:table-cell office:value-type="float" office:value="2087.6" calcext:value-type="float">
            <text:p>2087.6</text:p>
          </table:table-cell>
          <table:table-cell office:value-type="float" office:value="1923.95" calcext:value-type="float">
            <text:p>1923.95</text:p>
          </table:table-cell>
          <table:table-cell office:value-type="float" office:value="1846.5" calcext:value-type="float">
            <text:p>1846.5</text:p>
          </table:table-cell>
          <table:table-cell office:value-type="float" office:value="1715.94" calcext:value-type="float">
            <text:p>1715.94</text:p>
          </table:table-cell>
          <table:table-cell office:value-type="float" office:value="1881.85" calcext:value-type="float">
            <text:p>1881.85</text:p>
          </table:table-cell>
          <table:table-cell office:value-type="float" office:value="1863.75" calcext:value-type="float">
            <text:p>1863.75</text:p>
          </table:table-cell>
          <table:table-cell office:value-type="float" office:value="1908.93" calcext:value-type="float">
            <text:p>1908.93</text:p>
          </table:table-cell>
          <table:table-cell office:value-type="float" office:value="1551.5" calcext:value-type="float">
            <text:p>1551.5</text:p>
          </table:table-cell>
          <table:table-cell office:value-type="float" office:value="1684.74" calcext:value-type="float">
            <text:p>1684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Perkeyword</text:p>
          </table:table-cell>
          <table:table-cell office:value-type="float" office:value="1513.48" calcext:value-type="float">
            <text:p>1513.48</text:p>
          </table:table-cell>
          <table:table-cell office:value-type="float" office:value="2225.28" calcext:value-type="float">
            <text:p>2225.28</text:p>
          </table:table-cell>
          <table:table-cell office:value-type="float" office:value="2308.15" calcext:value-type="float">
            <text:p>2308.15</text:p>
          </table:table-cell>
          <table:table-cell office:value-type="float" office:value="3871.35" calcext:value-type="float">
            <text:p>3871.35</text:p>
          </table:table-cell>
          <table:table-cell office:value-type="float" office:value="6201.06" calcext:value-type="float">
            <text:p>6201.06</text:p>
          </table:table-cell>
          <table:table-cell office:value-type="float" office:value="9845.49" calcext:value-type="float">
            <text:p>9845.49</text:p>
          </table:table-cell>
          <table:table-cell office:value-type="float" office:value="19030.69" calcext:value-type="float">
            <text:p>19030.69</text:p>
          </table:table-cell>
          <table:table-cell office:value-type="float" office:value="38872.88" calcext:value-type="float">
            <text:p>38872.88</text:p>
          </table:table-cell>
          <table:table-cell office:value-type="float" office:value="51600.81" calcext:value-type="float">
            <text:p>51600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key + Cluster (2)</text:p>
          </table:table-cell>
          <table:table-cell office:value-type="float" office:value="1567.7" calcext:value-type="float">
            <text:p>1567.7</text:p>
          </table:table-cell>
          <table:table-cell office:value-type="float" office:value="1242.26" calcext:value-type="float">
            <text:p>1242.26</text:p>
          </table:table-cell>
          <table:table-cell office:value-type="float" office:value="1303.05" calcext:value-type="float">
            <text:p>1303.05</text:p>
          </table:table-cell>
          <table:table-cell office:value-type="float" office:value="1460.89" calcext:value-type="float">
            <text:p>1460.89</text:p>
          </table:table-cell>
          <table:table-cell office:value-type="float" office:value="1879.46" calcext:value-type="float">
            <text:p>1879.46</text:p>
          </table:table-cell>
          <table:table-cell office:value-type="float" office:value="1146.96" calcext:value-type="float">
            <text:p>1146.96</text:p>
          </table:table-cell>
          <table:table-cell office:value-type="float" office:value="1340.6" calcext:value-type="float">
            <text:p>1340.6</text:p>
          </table:table-cell>
          <table:table-cell office:value-type="float" office:value="1239.18" calcext:value-type="float">
            <text:p>1239.18</text:p>
          </table:table-cell>
          <table:table-cell office:value-type="float" office:value="1271.32" calcext:value-type="float">
            <text:p>1271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key + Cluster (4)</text:p>
          </table:table-cell>
          <table:table-cell office:value-type="float" office:value="1429.51" calcext:value-type="float">
            <text:p>1429.51</text:p>
          </table:table-cell>
          <table:table-cell office:value-type="float" office:value="1356.8" calcext:value-type="float">
            <text:p>1356.8</text:p>
          </table:table-cell>
          <table:table-cell office:value-type="float" office:value="1462.87" calcext:value-type="float">
            <text:p>1462.87</text:p>
          </table:table-cell>
          <table:table-cell office:value-type="float" office:value="1490.56" calcext:value-type="float">
            <text:p>1490.56</text:p>
          </table:table-cell>
          <table:table-cell office:value-type="float" office:value="2314.42" calcext:value-type="float">
            <text:p>2314.42</text:p>
          </table:table-cell>
          <table:table-cell office:value-type="float" office:value="1424.16" calcext:value-type="float">
            <text:p>1424.16</text:p>
          </table:table-cell>
          <table:table-cell office:value-type="float" office:value="1340.8" calcext:value-type="float">
            <text:p>1340.8</text:p>
          </table:table-cell>
          <table:table-cell office:value-type="float" office:value="1367.54" calcext:value-type="float">
            <text:p>1367.54</text:p>
          </table:table-cell>
          <table:table-cell office:value-type="float" office:value="1657.58" calcext:value-type="float">
            <text:p>1657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key + Cluster (6)</text:p>
          </table:table-cell>
          <table:table-cell office:value-type="float" office:value="1164.12" calcext:value-type="float">
            <text:p>1164.12</text:p>
          </table:table-cell>
          <table:table-cell office:value-type="float" office:value="1428.78" calcext:value-type="float">
            <text:p>1428.78</text:p>
          </table:table-cell>
          <table:table-cell office:value-type="float" office:value="1445.4" calcext:value-type="float">
            <text:p>1445.4</text:p>
          </table:table-cell>
          <table:table-cell office:value-type="float" office:value="1465.7" calcext:value-type="float">
            <text:p>1465.7</text:p>
          </table:table-cell>
          <table:table-cell office:value-type="float" office:value="1417.57" calcext:value-type="float">
            <text:p>1417.57</text:p>
          </table:table-cell>
          <table:table-cell office:value-type="float" office:value="1566.04" calcext:value-type="float">
            <text:p>1566.04</text:p>
          </table:table-cell>
          <table:table-cell office:value-type="float" office:value="1554.91" calcext:value-type="float">
            <text:p>1554.91</text:p>
          </table:table-cell>
          <table:table-cell office:value-type="float" office:value="1348.28" calcext:value-type="float">
            <text:p>1348.28</text:p>
          </table:table-cell>
          <table:table-cell office:value-type="float" office:value="1331.32" calcext:value-type="float">
            <text:p>1331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</text:p>
          </table:table-cell>
          <table:table-cell office:value-type="float" office:value="1369.42" calcext:value-type="float">
            <text:p>1369.42</text:p>
          </table:table-cell>
          <table:table-cell office:value-type="float" office:value="1335.16" calcext:value-type="float">
            <text:p>1335.16</text:p>
          </table:table-cell>
          <table:table-cell office:value-type="float" office:value="1396.05" calcext:value-type="float">
            <text:p>1396.05</text:p>
          </table:table-cell>
          <table:table-cell office:value-type="float" office:value="1223.1" calcext:value-type="float">
            <text:p>1223.1</text:p>
          </table:table-cell>
          <table:table-cell office:value-type="float" office:value="1344.74" calcext:value-type="float">
            <text:p>1344.74</text:p>
          </table:table-cell>
          <table:table-cell office:value-type="float" office:value="1424.11" calcext:value-type="float">
            <text:p>1424.11</text:p>
          </table:table-cell>
          <table:table-cell office:value-type="float" office:value="1382.31" calcext:value-type="float">
            <text:p>1382.31</text:p>
          </table:table-cell>
          <table:table-cell office:value-type="float" office:value="1630.35" calcext:value-type="float">
            <text:p>1630.35</text:p>
          </table:table-cell>
          <table:table-cell office:value-type="float" office:value="1176.27" calcext:value-type="float">
            <text:p>1176.27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fixedkey + Perkeyword</text:p>
          </table:table-cell>
          <table:table-cell office:value-type="float" office:value="2338.59" calcext:value-type="float">
            <text:p>2338.59</text:p>
          </table:table-cell>
          <table:table-cell office:value-type="float" office:value="2704.17" calcext:value-type="float">
            <text:p>2704.17</text:p>
          </table:table-cell>
          <table:table-cell office:value-type="float" office:value="3382.01" calcext:value-type="float">
            <text:p>3382.01</text:p>
          </table:table-cell>
          <table:table-cell office:value-type="float" office:value="4236.06" calcext:value-type="float">
            <text:p>4236.06</text:p>
          </table:table-cell>
          <table:table-cell office:value-type="float" office:value="6312.51" calcext:value-type="float">
            <text:p>6312.51</text:p>
          </table:table-cell>
          <table:table-cell office:value-type="float" office:value="10815.98" calcext:value-type="float">
            <text:p>10815.98</text:p>
          </table:table-cell>
          <table:table-cell office:value-type="float" office:value="22585.6" calcext:value-type="float">
            <text:p>2258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fixedkey + Global</text:p>
          </table:table-cell>
          <table:table-cell office:value-type="float" office:value="2087.6" calcext:value-type="float">
            <text:p>2087.6</text:p>
          </table:table-cell>
          <table:table-cell office:value-type="float" office:value="1923.95" calcext:value-type="float">
            <text:p>1923.95</text:p>
          </table:table-cell>
          <table:table-cell office:value-type="float" office:value="1846.5" calcext:value-type="float">
            <text:p>1846.5</text:p>
          </table:table-cell>
          <table:table-cell office:value-type="float" office:value="1715.94" calcext:value-type="float">
            <text:p>1715.94</text:p>
          </table:table-cell>
          <table:table-cell office:value-type="float" office:value="1881.85" calcext:value-type="float">
            <text:p>1881.85</text:p>
          </table:table-cell>
          <table:table-cell office:value-type="float" office:value="1863.75" calcext:value-type="float">
            <text:p>1863.75</text:p>
          </table:table-cell>
          <table:table-cell office:value-type="float" office:value="1908.93" calcext:value-type="float">
            <text:p>1908.93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fixedkey + Perkeyword</text:p>
          </table:table-cell>
          <table:table-cell office:value-type="float" office:value="2338.59" calcext:value-type="float">
            <text:p>2338.59</text:p>
          </table:table-cell>
          <table:table-cell office:value-type="float" office:value="2704.17" calcext:value-type="float">
            <text:p>2704.17</text:p>
          </table:table-cell>
          <table:table-cell office:value-type="float" office:value="3382.01" calcext:value-type="float">
            <text:p>3382.01</text:p>
          </table:table-cell>
          <table:table-cell office:value-type="float" office:value="4236.06" calcext:value-type="float">
            <text:p>4236.06</text:p>
          </table:table-cell>
          <table:table-cell office:value-type="float" office:value="6312.51" calcext:value-type="float">
            <text:p>6312.51</text:p>
          </table:table-cell>
          <table:table-cell office:value-type="float" office:value="10815.98" calcext:value-type="float">
            <text:p>10815.98</text:p>
          </table:table-cell>
          <table:table-cell office:value-type="float" office:value="22585.6" calcext:value-type="float">
            <text:p>2258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edkey + Perkeyword</text:p>
          </table:table-cell>
          <table:table-cell office:value-type="float" office:value="1513.48" calcext:value-type="float">
            <text:p>1513.48</text:p>
          </table:table-cell>
          <table:table-cell office:value-type="float" office:value="2225.28" calcext:value-type="float">
            <text:p>2225.28</text:p>
          </table:table-cell>
          <table:table-cell office:value-type="float" office:value="2308.15" calcext:value-type="float">
            <text:p>2308.15</text:p>
          </table:table-cell>
          <table:table-cell office:value-type="float" office:value="3871.35" calcext:value-type="float">
            <text:p>3871.35</text:p>
          </table:table-cell>
          <table:table-cell office:value-type="float" office:value="6201.06" calcext:value-type="float">
            <text:p>6201.06</text:p>
          </table:table-cell>
          <table:table-cell office:value-type="float" office:value="9845.49" calcext:value-type="float">
            <text:p>9845.49</text:p>
          </table:table-cell>
          <table:table-cell office:value-type="float" office:value="19030.69" calcext:value-type="float">
            <text:p>19030.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D26]-[.D27])/[.D26]*100" office:value-type="float" office:value="35.2823710013299" calcext:value-type="float">
            <text:p>35.2823710013299</text:p>
          </table:table-cell>
          <table:table-cell table:formula="of:=([.E26]-[.E27])/[.E26]*100" office:value-type="float" office:value="17.7093156125539" calcext:value-type="float">
            <text:p>17.7093156125539</text:p>
          </table:table-cell>
          <table:table-cell table:formula="of:=([.F26]-[.F27])/[.F26]*100" office:value-type="float" office:value="31.7521237370676" calcext:value-type="float">
            <text:p>31.7521237370676</text:p>
          </table:table-cell>
          <table:table-cell table:formula="of:=([.G26]-[.G27])/[.G26]*100" office:value-type="float" office:value="8.60965142136798" calcext:value-type="float">
            <text:p>8.60965142136798</text:p>
          </table:table-cell>
          <table:table-cell table:formula="of:=([.H26]-[.H27])/[.H26]*100" office:value-type="float" office:value="1.76554175755761" calcext:value-type="float">
            <text:p>1.76554175755761</text:p>
          </table:table-cell>
          <table:table-cell table:formula="of:=([.I26]-[.I27])/[.I26]*100" office:value-type="float" office:value="8.97274218332504" calcext:value-type="float">
            <text:p>8.97274218332504</text:p>
          </table:table-cell>
          <table:table-cell table:formula="of:=([.J26]-[.J27])/[.J26]*100" office:value-type="float" office:value="15.7397191130632" calcext:value-type="float">
            <text:p>15.739719113063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fixedkey + Perkeyword</text:p>
          </table:table-cell>
          <table:table-cell office:value-type="float" office:value="2338.59" calcext:value-type="float">
            <text:p>2338.59</text:p>
          </table:table-cell>
          <table:table-cell office:value-type="float" office:value="2704.17" calcext:value-type="float">
            <text:p>2704.17</text:p>
          </table:table-cell>
          <table:table-cell office:value-type="float" office:value="3382.01" calcext:value-type="float">
            <text:p>3382.01</text:p>
          </table:table-cell>
          <table:table-cell office:value-type="float" office:value="4236.06" calcext:value-type="float">
            <text:p>4236.06</text:p>
          </table:table-cell>
          <table:table-cell office:value-type="float" office:value="6312.51" calcext:value-type="float">
            <text:p>6312.51</text:p>
          </table:table-cell>
          <table:table-cell office:value-type="float" office:value="10815.98" calcext:value-type="float">
            <text:p>10815.98</text:p>
          </table:table-cell>
          <table:table-cell office:value-type="float" office:value="22585.6" calcext:value-type="float">
            <text:p>2258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fixedkey + Global</text:p>
          </table:table-cell>
          <table:table-cell office:value-type="float" office:value="2087.6" calcext:value-type="float">
            <text:p>2087.6</text:p>
          </table:table-cell>
          <table:table-cell office:value-type="float" office:value="1923.95" calcext:value-type="float">
            <text:p>1923.95</text:p>
          </table:table-cell>
          <table:table-cell office:value-type="float" office:value="1846.5" calcext:value-type="float">
            <text:p>1846.5</text:p>
          </table:table-cell>
          <table:table-cell office:value-type="float" office:value="1715.94" calcext:value-type="float">
            <text:p>1715.94</text:p>
          </table:table-cell>
          <table:table-cell office:value-type="float" office:value="1881.85" calcext:value-type="float">
            <text:p>1881.85</text:p>
          </table:table-cell>
          <table:table-cell office:value-type="float" office:value="1863.75" calcext:value-type="float">
            <text:p>1863.75</text:p>
          </table:table-cell>
          <table:table-cell office:value-type="float" office:value="1908.93" calcext:value-type="float">
            <text:p>1908.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edkey + Perkeyword</text:p>
          </table:table-cell>
          <table:table-cell office:value-type="float" office:value="1513.48" calcext:value-type="float">
            <text:p>1513.48</text:p>
          </table:table-cell>
          <table:table-cell office:value-type="float" office:value="2225.28" calcext:value-type="float">
            <text:p>2225.28</text:p>
          </table:table-cell>
          <table:table-cell office:value-type="float" office:value="2308.15" calcext:value-type="float">
            <text:p>2308.15</text:p>
          </table:table-cell>
          <table:table-cell office:value-type="float" office:value="3871.35" calcext:value-type="float">
            <text:p>3871.35</text:p>
          </table:table-cell>
          <table:table-cell office:value-type="float" office:value="6201.06" calcext:value-type="float">
            <text:p>6201.06</text:p>
          </table:table-cell>
          <table:table-cell office:value-type="float" office:value="9845.49" calcext:value-type="float">
            <text:p>9845.49</text:p>
          </table:table-cell>
          <table:table-cell office:value-type="float" office:value="19030.69" calcext:value-type="float">
            <text:p>19030.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edkey + Global</text:p>
          </table:table-cell>
          <table:table-cell office:value-type="float" office:value="1369.42" calcext:value-type="float">
            <text:p>1369.42</text:p>
          </table:table-cell>
          <table:table-cell office:value-type="float" office:value="1335.16" calcext:value-type="float">
            <text:p>1335.16</text:p>
          </table:table-cell>
          <table:table-cell office:value-type="float" office:value="1396.05" calcext:value-type="float">
            <text:p>1396.05</text:p>
          </table:table-cell>
          <table:table-cell office:value-type="float" office:value="1223.1" calcext:value-type="float">
            <text:p>1223.1</text:p>
          </table:table-cell>
          <table:table-cell office:value-type="float" office:value="1344.74" calcext:value-type="float">
            <text:p>1344.74</text:p>
          </table:table-cell>
          <table:table-cell office:value-type="float" office:value="1424.11" calcext:value-type="float">
            <text:p>1424.11</text:p>
          </table:table-cell>
          <table:table-cell office:value-type="float" office:value="1382.31" calcext:value-type="float">
            <text:p>1382.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JP'" style:font-family-generic="roman" style:font-pitch="variable" fo:font-size="12pt" fo:language="en" fo:country="US" style:letter-kerning="true" style:font-name-asian="Noto Sans CJK JP1" style:font-size-asian="12pt" style:language-asian="ko" style:country-asian="KR" style:font-name-complex="Noto Sans CJK JP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00/00/00</text:date>, <text:time style:data-style-name="N2" text:time-value="22:47:04.61044649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0T21:49:09.165090347</dc:date>
    <meta:editing-duration>P1DT22H59M22S</meta:editing-duration>
    <meta:editing-cycles>2</meta:editing-cycles>
    <meta:generator>LibreOffice/6.0.7.3$Linux_X86_64 LibreOffice_project/00m0$Build-3</meta:generator>
    <meta:document-statistic meta:table-count="1" meta:cell-count="2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bottom" svg:x="3.146cm" svg:y="8.406cm" style:legend-expansion="wide" chart:style-name="ch2"/>
        <chart:plot-area chart:style-name="ch3" table:cell-range-address="te1_20211002.C20:te1_20211002.J22" chart:data-source-has-labels="both" svg:x="1.33cm" svg:y="0.18cm" svg:width="14.347cm" svg:height="6.881cm">
          <chartooo:coordinate-region svg:x="2.507cm" svg:y="0.379cm" svg:width="12.705cm" svg:height="6.035cm"/>
          <chart:axis chart:dimension="x" chart:name="primary-x" chart:style-name="ch4" chartooo:axis-type="auto">
            <chartooo:date-scale/>
            <chart:title svg:x="6.395cm" svg:y="7.241cm" chart:style-name="ch5">
              <text:p># of Entries in Counter Table</text:p>
            </chart:title>
            <chart:categories table:cell-range-address="te1_20211002.C20:te1_20211002.J20"/>
          </chart:axis>
          <chart:axis chart:dimension="y" chart:name="primary-y" chart:style-name="ch4">
            <chart:title svg:x="0.451cm" svg:y="6.627cm" chart:style-name="ch6">
              <text:p>Token Encryption Time (in nanoseconds)</text:p>
            </chart:title>
            <chart:grid chart:style-name="ch7" chart:class="major"/>
          </chart:axis>
          <chart:series chart:style-name="ch8" chart:values-cell-range-address="te1_20211002.C21:te1_20211002.J21" chart:label-cell-address="te1_20211002.C21:te1_20211002.C21" chart:class="chart:line">
            <chart:data-point chart:repeated="8"/>
          </chart:series>
          <chart:series chart:style-name="ch9" chart:values-cell-range-address="te1_20211002.C22:te1_20211002.J22" chart:label-cell-address="te1_20211002.C22:te1_20211002.C2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e1_20211002.C20:te1_20211002.J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</table:table-row>
          </table:table-header-rows>
          <table:table-rows>
            <table:table-row>
              <table:table-cell office:value-type="string">
                <text:p>Nonfixedkey + Perkeyword</text:p>
                <draw:g>
                  <svg:desc>te1_20211002.C21:te1_20211002.C21</svg:desc>
                </draw:g>
              </table:table-cell>
              <table:table-cell office:value-type="float" office:value="NaN">
                <text:p>NaN</text:p>
                <draw:g>
                  <svg:desc>te1_20211002.C21:te1_20211002.J21</svg:desc>
                </draw:g>
              </table:table-cell>
              <table:table-cell office:value-type="float" office:value="2338.59">
                <text:p>2338.59</text:p>
              </table:table-cell>
              <table:table-cell office:value-type="float" office:value="2704.17">
                <text:p>2704.17</text:p>
              </table:table-cell>
              <table:table-cell office:value-type="float" office:value="3382.01">
                <text:p>3382.01</text:p>
              </table:table-cell>
              <table:table-cell office:value-type="float" office:value="4236.06">
                <text:p>4236.06</text:p>
              </table:table-cell>
              <table:table-cell office:value-type="float" office:value="6312.51">
                <text:p>6312.51</text:p>
              </table:table-cell>
              <table:table-cell office:value-type="float" office:value="10815.98">
                <text:p>10815.98</text:p>
              </table:table-cell>
              <table:table-cell office:value-type="float" office:value="22585.6">
                <text:p>22585.6</text:p>
              </table:table-cell>
            </table:table-row>
            <table:table-row>
              <table:table-cell office:value-type="string">
                <text:p>Nonfixedkey + Global</text:p>
                <draw:g>
                  <svg:desc>te1_20211002.C22:te1_20211002.C22</svg:desc>
                </draw:g>
              </table:table-cell>
              <table:table-cell office:value-type="float" office:value="NaN">
                <text:p>NaN</text:p>
                <draw:g>
                  <svg:desc>te1_20211002.C22:te1_20211002.J22</svg:desc>
                </draw:g>
              </table:table-cell>
              <table:table-cell office:value-type="float" office:value="2087.6">
                <text:p>2087.6</text:p>
              </table:table-cell>
              <table:table-cell office:value-type="float" office:value="1923.95">
                <text:p>1923.95</text:p>
              </table:table-cell>
              <table:table-cell office:value-type="float" office:value="1846.5">
                <text:p>1846.5</text:p>
              </table:table-cell>
              <table:table-cell office:value-type="float" office:value="1715.94">
                <text:p>1715.94</text:p>
              </table:table-cell>
              <table:table-cell office:value-type="float" office:value="1881.85">
                <text:p>1881.85</text:p>
              </table:table-cell>
              <table:table-cell office:value-type="float" office:value="1863.75">
                <text:p>1863.75</text:p>
              </table:table-cell>
              <table:table-cell office:value-type="float" office:value="1908.93">
                <text:p>1908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369cm" svg:y="8.401cm" style:legend-expansion="wide" chart:style-name="ch2"/>
        <chart:plot-area chart:style-name="ch3" table:cell-range-address="te1_20211002.C1:te1_20211002.J2" chart:data-source-has-labels="both" svg:x="1.331cm" svg:y="0.18cm" svg:width="14.349cm" svg:height="6.876cm">
          <chartooo:coordinate-region svg:x="2.508cm" svg:y="0.379cm" svg:width="12.707cm" svg:height="6.03cm"/>
          <chart:axis chart:dimension="x" chart:name="primary-x" chart:style-name="ch4" chartooo:axis-type="auto">
            <chartooo:date-scale/>
            <chart:title svg:x="6.397cm" svg:y="7.236cm" chart:style-name="ch5">
              <text:p># of Entries in Counter Table</text:p>
            </chart:title>
            <chart:categories table:cell-range-address="te1_20211002.C1:te1_20211002.J1"/>
          </chart:axis>
          <chart:axis chart:dimension="y" chart:name="primary-y" chart:style-name="ch4">
            <chart:title svg:x="0.451cm" svg:y="6.625cm" chart:style-name="ch6">
              <text:p>Token Encryption Time (in nanoseconds)</text:p>
            </chart:title>
            <chart:grid chart:style-name="ch7" chart:class="major"/>
          </chart:axis>
          <chart:series chart:style-name="ch8" chart:values-cell-range-address="te1_20211002.C2:te1_20211002.J2" chart:label-cell-address="te1_20211002.C2:te1_20211002.C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e1_20211002.C1:te1_20211002.J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</table:table-row>
          </table:table-header-rows>
          <table:table-rows>
            <table:table-row>
              <table:table-cell office:value-type="string">
                <text:p>Nonfixedkey + Perkeyword</text:p>
                <draw:g>
                  <svg:desc>te1_20211002.C2:te1_20211002.C2</svg:desc>
                </draw:g>
              </table:table-cell>
              <table:table-cell office:value-type="float" office:value="NaN">
                <text:p>NaN</text:p>
                <draw:g>
                  <svg:desc>te1_20211002.C2:te1_20211002.J2</svg:desc>
                </draw:g>
              </table:table-cell>
              <table:table-cell office:value-type="float" office:value="2338.59">
                <text:p>2338.59</text:p>
              </table:table-cell>
              <table:table-cell office:value-type="float" office:value="2704.17">
                <text:p>2704.17</text:p>
              </table:table-cell>
              <table:table-cell office:value-type="float" office:value="3382.01">
                <text:p>3382.01</text:p>
              </table:table-cell>
              <table:table-cell office:value-type="float" office:value="4236.06">
                <text:p>4236.06</text:p>
              </table:table-cell>
              <table:table-cell office:value-type="float" office:value="6312.51">
                <text:p>6312.51</text:p>
              </table:table-cell>
              <table:table-cell office:value-type="float" office:value="10815.98">
                <text:p>10815.98</text:p>
              </table:table-cell>
              <table:table-cell office:value-type="float" office:value="22585.6">
                <text:p>22585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989cm" svg:y="8.401cm" style:legend-expansion="wide" chart:style-name="ch2"/>
        <chart:plot-area chart:style-name="ch3" table:cell-range-address="te1_20211002.C25:te1_20211002.J27" chart:data-source-has-labels="both" svg:x="1.331cm" svg:y="0.18cm" svg:width="14.349cm" svg:height="6.876cm">
          <chartooo:coordinate-region svg:x="2.508cm" svg:y="0.379cm" svg:width="12.707cm" svg:height="6.03cm"/>
          <chart:axis chart:dimension="x" chart:name="primary-x" chart:style-name="ch4" chartooo:axis-type="auto">
            <chartooo:date-scale/>
            <chart:title svg:x="6.397cm" svg:y="7.236cm" chart:style-name="ch5">
              <text:p># of Entries in Counter Table</text:p>
            </chart:title>
            <chart:categories table:cell-range-address="te1_20211002.C25:te1_20211002.J25"/>
          </chart:axis>
          <chart:axis chart:dimension="y" chart:name="primary-y" chart:style-name="ch4">
            <chart:title svg:x="0.451cm" svg:y="6.625cm" chart:style-name="ch6">
              <text:p>Token Encryption Time (in nanoseconds)</text:p>
            </chart:title>
            <chart:grid chart:style-name="ch7" chart:class="major"/>
          </chart:axis>
          <chart:series chart:style-name="ch8" chart:values-cell-range-address="te1_20211002.C26:te1_20211002.J26" chart:label-cell-address="te1_20211002.C26:te1_20211002.C26" chart:class="chart:line">
            <chart:data-point chart:repeated="8"/>
          </chart:series>
          <chart:series chart:style-name="ch9" chart:values-cell-range-address="te1_20211002.C27:te1_20211002.J27" chart:label-cell-address="te1_20211002.C27:te1_20211002.C2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e1_20211002.C25:te1_20211002.J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</table:table-row>
          </table:table-header-rows>
          <table:table-rows>
            <table:table-row>
              <table:table-cell office:value-type="string">
                <text:p>Nonfixedkey + Perkeyword</text:p>
                <draw:g>
                  <svg:desc>te1_20211002.C26:te1_20211002.C26</svg:desc>
                </draw:g>
              </table:table-cell>
              <table:table-cell office:value-type="float" office:value="NaN">
                <text:p>NaN</text:p>
                <draw:g>
                  <svg:desc>te1_20211002.C26:te1_20211002.J26</svg:desc>
                </draw:g>
              </table:table-cell>
              <table:table-cell office:value-type="float" office:value="2338.59">
                <text:p>2338.59</text:p>
              </table:table-cell>
              <table:table-cell office:value-type="float" office:value="2704.17">
                <text:p>2704.17</text:p>
              </table:table-cell>
              <table:table-cell office:value-type="float" office:value="3382.01">
                <text:p>3382.01</text:p>
              </table:table-cell>
              <table:table-cell office:value-type="float" office:value="4236.06">
                <text:p>4236.06</text:p>
              </table:table-cell>
              <table:table-cell office:value-type="float" office:value="6312.51">
                <text:p>6312.51</text:p>
              </table:table-cell>
              <table:table-cell office:value-type="float" office:value="10815.98">
                <text:p>10815.98</text:p>
              </table:table-cell>
              <table:table-cell office:value-type="float" office:value="22585.6">
                <text:p>22585.6</text:p>
              </table:table-cell>
            </table:table-row>
            <table:table-row>
              <table:table-cell office:value-type="string">
                <text:p>Fixedkey + Perkeyword</text:p>
                <draw:g>
                  <svg:desc>te1_20211002.C27:te1_20211002.C27</svg:desc>
                </draw:g>
              </table:table-cell>
              <table:table-cell office:value-type="float" office:value="NaN">
                <text:p>NaN</text:p>
                <draw:g>
                  <svg:desc>te1_20211002.C27:te1_20211002.J27</svg:desc>
                </draw:g>
              </table:table-cell>
              <table:table-cell office:value-type="float" office:value="1513.48">
                <text:p>1513.48</text:p>
              </table:table-cell>
              <table:table-cell office:value-type="float" office:value="2225.28">
                <text:p>2225.28</text:p>
              </table:table-cell>
              <table:table-cell office:value-type="float" office:value="2308.15">
                <text:p>2308.15</text:p>
              </table:table-cell>
              <table:table-cell office:value-type="float" office:value="3871.35">
                <text:p>3871.35</text:p>
              </table:table-cell>
              <table:table-cell office:value-type="float" office:value="6201.06">
                <text:p>6201.06</text:p>
              </table:table-cell>
              <table:table-cell office:value-type="float" office:value="9845.49">
                <text:p>9845.49</text:p>
              </table:table-cell>
              <table:table-cell office:value-type="float" office:value="19030.69">
                <text:p>19030.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148cm" svg:y="7.903cm" style:legend-expansion="wide" chart:style-name="ch2"/>
        <chart:plot-area chart:style-name="ch3" table:cell-range-address="te1_20211002.C31:te1_20211002.J35" chart:data-source-has-labels="both" svg:x="1.331cm" svg:y="0.18cm" svg:width="14.349cm" svg:height="6.378cm">
          <chartooo:coordinate-region svg:x="2.508cm" svg:y="0.379cm" svg:width="12.707cm" svg:height="5.532cm"/>
          <chart:axis chart:dimension="x" chart:name="primary-x" chart:style-name="ch4" chartooo:axis-type="auto">
            <chartooo:date-scale/>
            <chart:title svg:x="6.397cm" svg:y="6.738cm" chart:style-name="ch5">
              <text:p># of Entries in Counter Table</text:p>
            </chart:title>
            <chart:categories table:cell-range-address="te1_20211002.C31:te1_20211002.J31"/>
          </chart:axis>
          <chart:axis chart:dimension="y" chart:name="primary-y" chart:style-name="ch4">
            <chart:title svg:x="0.451cm" svg:y="6.376cm" chart:style-name="ch6">
              <text:p>Token Encryption Time (in nanoseconds)</text:p>
            </chart:title>
            <chart:grid chart:style-name="ch7" chart:class="major"/>
          </chart:axis>
          <chart:series chart:style-name="ch8" chart:values-cell-range-address="te1_20211002.C32:te1_20211002.J32" chart:label-cell-address="te1_20211002.C32:te1_20211002.C32" chart:class="chart:line">
            <chart:data-point chart:repeated="8"/>
          </chart:series>
          <chart:series chart:style-name="ch9" chart:values-cell-range-address="te1_20211002.C33:te1_20211002.J33" chart:label-cell-address="te1_20211002.C33:te1_20211002.C33" chart:class="chart:line">
            <chart:data-point chart:repeated="8"/>
          </chart:series>
          <chart:series chart:style-name="ch10" chart:values-cell-range-address="te1_20211002.C34:te1_20211002.J34" chart:label-cell-address="te1_20211002.C34:te1_20211002.C34" chart:class="chart:line">
            <chart:data-point chart:repeated="8"/>
          </chart:series>
          <chart:series chart:style-name="ch11" chart:values-cell-range-address="te1_20211002.C35:te1_20211002.J35" chart:label-cell-address="te1_20211002.C35:te1_20211002.C3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e1_20211002.C31:te1_20211002.J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</table:table-row>
          </table:table-header-rows>
          <table:table-rows>
            <table:table-row>
              <table:table-cell office:value-type="string">
                <text:p>Nonfixedkey + Perkeyword</text:p>
                <draw:g>
                  <svg:desc>te1_20211002.C32:te1_20211002.C32</svg:desc>
                </draw:g>
              </table:table-cell>
              <table:table-cell office:value-type="float" office:value="NaN">
                <text:p>NaN</text:p>
                <draw:g>
                  <svg:desc>te1_20211002.C32:te1_20211002.J32</svg:desc>
                </draw:g>
              </table:table-cell>
              <table:table-cell office:value-type="float" office:value="2338.59">
                <text:p>2338.59</text:p>
              </table:table-cell>
              <table:table-cell office:value-type="float" office:value="2704.17">
                <text:p>2704.17</text:p>
              </table:table-cell>
              <table:table-cell office:value-type="float" office:value="3382.01">
                <text:p>3382.01</text:p>
              </table:table-cell>
              <table:table-cell office:value-type="float" office:value="4236.06">
                <text:p>4236.06</text:p>
              </table:table-cell>
              <table:table-cell office:value-type="float" office:value="6312.51">
                <text:p>6312.51</text:p>
              </table:table-cell>
              <table:table-cell office:value-type="float" office:value="10815.98">
                <text:p>10815.98</text:p>
              </table:table-cell>
              <table:table-cell office:value-type="float" office:value="22585.6">
                <text:p>22585.6</text:p>
              </table:table-cell>
            </table:table-row>
            <table:table-row>
              <table:table-cell office:value-type="string">
                <text:p>Nonfixedkey + Global</text:p>
                <draw:g>
                  <svg:desc>te1_20211002.C33:te1_20211002.C33</svg:desc>
                </draw:g>
              </table:table-cell>
              <table:table-cell office:value-type="float" office:value="NaN">
                <text:p>NaN</text:p>
                <draw:g>
                  <svg:desc>te1_20211002.C33:te1_20211002.J33</svg:desc>
                </draw:g>
              </table:table-cell>
              <table:table-cell office:value-type="float" office:value="2087.6">
                <text:p>2087.6</text:p>
              </table:table-cell>
              <table:table-cell office:value-type="float" office:value="1923.95">
                <text:p>1923.95</text:p>
              </table:table-cell>
              <table:table-cell office:value-type="float" office:value="1846.5">
                <text:p>1846.5</text:p>
              </table:table-cell>
              <table:table-cell office:value-type="float" office:value="1715.94">
                <text:p>1715.94</text:p>
              </table:table-cell>
              <table:table-cell office:value-type="float" office:value="1881.85">
                <text:p>1881.85</text:p>
              </table:table-cell>
              <table:table-cell office:value-type="float" office:value="1863.75">
                <text:p>1863.75</text:p>
              </table:table-cell>
              <table:table-cell office:value-type="float" office:value="1908.93">
                <text:p>1908.93</text:p>
              </table:table-cell>
            </table:table-row>
            <table:table-row>
              <table:table-cell office:value-type="string">
                <text:p>Fixedkey + Perkeyword</text:p>
                <draw:g>
                  <svg:desc>te1_20211002.C34:te1_20211002.C34</svg:desc>
                </draw:g>
              </table:table-cell>
              <table:table-cell office:value-type="float" office:value="NaN">
                <text:p>NaN</text:p>
                <draw:g>
                  <svg:desc>te1_20211002.C34:te1_20211002.J34</svg:desc>
                </draw:g>
              </table:table-cell>
              <table:table-cell office:value-type="float" office:value="1513.48">
                <text:p>1513.48</text:p>
              </table:table-cell>
              <table:table-cell office:value-type="float" office:value="2225.28">
                <text:p>2225.28</text:p>
              </table:table-cell>
              <table:table-cell office:value-type="float" office:value="2308.15">
                <text:p>2308.15</text:p>
              </table:table-cell>
              <table:table-cell office:value-type="float" office:value="3871.35">
                <text:p>3871.35</text:p>
              </table:table-cell>
              <table:table-cell office:value-type="float" office:value="6201.06">
                <text:p>6201.06</text:p>
              </table:table-cell>
              <table:table-cell office:value-type="float" office:value="9845.49">
                <text:p>9845.49</text:p>
              </table:table-cell>
              <table:table-cell office:value-type="float" office:value="19030.69">
                <text:p>19030.69</text:p>
              </table:table-cell>
            </table:table-row>
            <table:table-row>
              <table:table-cell office:value-type="string">
                <text:p>Fixedkey + Global</text:p>
                <draw:g>
                  <svg:desc>te1_20211002.C35:te1_20211002.C35</svg:desc>
                </draw:g>
              </table:table-cell>
              <table:table-cell office:value-type="float" office:value="NaN">
                <text:p>NaN</text:p>
                <draw:g>
                  <svg:desc>te1_20211002.C35:te1_20211002.J35</svg:desc>
                </draw:g>
              </table:table-cell>
              <table:table-cell office:value-type="float" office:value="1369.42">
                <text:p>1369.42</text:p>
              </table:table-cell>
              <table:table-cell office:value-type="float" office:value="1335.16">
                <text:p>1335.16</text:p>
              </table:table-cell>
              <table:table-cell office:value-type="float" office:value="1396.05">
                <text:p>1396.05</text:p>
              </table:table-cell>
              <table:table-cell office:value-type="float" office:value="1223.1">
                <text:p>1223.1</text:p>
              </table:table-cell>
              <table:table-cell office:value-type="float" office:value="1344.74">
                <text:p>1344.74</text:p>
              </table:table-cell>
              <table:table-cell office:value-type="float" office:value="1424.11">
                <text:p>1424.11</text:p>
              </table:table-cell>
              <table:table-cell office:value-type="float" office:value="1382.31">
                <text:p>1382.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